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2pt" style:text-underline-style="none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style:text-underline-style="none"/>
    </style:style>
    <style:style style:name="T4" style:family="text">
      <style:text-properties style:font-size-asian="12pt"/>
    </style:style>
    <style:style style:name="T5" style:family="text">
      <style:text-properties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med S-PRO</text:p>
      <text:p text:style-name="P1"/>
      <text:list xml:id="list39358098" text:style-name="L1">
        <text:list-item>
          <text:p text:style-name="P3">Fastlæggelse af stik</text:p>
          <text:list>
            <text:list-item>
              <text:p text:style-name="P2"><text:span text:style-name="T2">12V forsyning - Findes der noget smart</text:span></text:p>
            </text:list-item>
            <text:list-item>
              <text:p text:style-name="P2"><text:span text:style-name="T2">LAN stik – Robuste</text:span></text:p>
            </text:list-item>
            <text:list-item>
              <text:p text:style-name="P2"><text:span text:style-name="T2">2 typer custom stik</text:span></text:p>
              <text:list>
                <text:list-item>
                  <text:p text:style-name="P2"><text:span text:style-name="T2">En, hvor soklen monteres i en kasse</text:span></text:p>
                </text:list-item>
                <text:list-item>
                  <text:p text:style-name="P2"><text:span text:style-name="T2">En, hvor både han og hun ”svæver”</text:span></text:p>
                </text:list-item>
              </text:list>
            </text:list-item>
            <text:list-item>
              <text:p text:style-name="P2"><text:span text:style-name="T2">Vi arbejder på Bosch stikkene</text:span></text:p>
            </text:list-item>
          </text:list>
        </text:list-item>
        <text:list-item>
          <text:p text:style-name="P2"><text:span text:style-name="T2">Relæer. Sokler med forbindelser?</text:span></text:p>
        </text:list-item>
        <text:list-item>
          <text:p text:style-name="P2"><text:span text:style-name="T2">Specifikation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0" meta:word-count="55" meta:character-count="262"/>
    <dc:date>2009-08-04T19:30:52.54</dc:date>
    <dc:creator>Casper Mogensen</dc:creator>
    <meta:editing-duration>PT00H05M11S</meta:editing-duration>
    <meta:editing-cycles>1</meta:editing-cycles>
    <meta:generator>OpenOffice.org/3.0$Win32 OpenOffice.org_project/300m15$Build-9379</meta:generator>
  </office:meta>
</office:document-meta>
</file>